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2.0118in"/>
    </style:style>
    <style:style style:name="co5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bsystem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Paid b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+cooling</text:p>
          </table:table-cell>
          <table:table-cell office:value-type="string">
            <text:p>LASER + PSU + spare optics</text:p>
          </table:table-cell>
          <table:table-cell/>
          <table:table-cell office:value-type="float" office:value="4000">
            <text:p>4000</text:p>
          </table:table-cell>
          <table:table-cell office:value-type="string">
            <text:p>Cash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Transport of LASER</text:p>
          </table:table-cell>
          <table:table-cell/>
          <table:table-cell office:value-type="float" office:value="1050">
            <text:p>105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HV wire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Water cooling fittings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low senso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Pump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More fittings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Hose clamps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ff</text:p>
          </table:table-cell>
          <table:table-cell office:value-type="string">
            <text:p>Brix fandt dem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Pump + fittings for chiller</text:p>
          </table:table-cell>
          <table:table-cell/>
          <table:table-cell office:value-type="float" office:value="848">
            <text:p>848</text:p>
          </table:table-cell>
          <table:table-cell office:value-type="string">
            <text:p>ff</text:p>
          </table:table-cell>
          <table:table-cell office:value-type="string">
            <text:p>This should be the last cooling gear needed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ptics</text:p>
          </table:table-cell>
          <table:table-cell office:value-type="string">
            <text:p>Optics kit from Ebay</text:p>
          </table:table-cell>
          <table:table-cell/>
          <table:table-cell office:value-type="float" office:value="1462">
            <text:p>1462</text:p>
          </table:table-cell>
          <table:table-cell office:value-type="string">
            <text:p>ff</text:p>
          </table:table-cell>
          <table:table-cell office:value-type="string">
            <text:p>Got it – 1 mirro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chanics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V-rails from Klee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ff</text:p>
          </table:table-cell>
          <table:table-cell office:value-type="string">
            <text:p>http://www.klee.dk/catalog/group/nodeid/dualv_skin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V-groove bearings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ff</text:p>
          </table:table-cell>
          <table:table-cell office:value-type="string">
            <text:p>http://www.vxb.com/page/bearings/PROD/Kit8351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MayTec</text:p>
          </table:table-cell>
          <table:table-cell office:value-type="float" office:value="4338.25">
            <text:p>4338.25</text:p>
          </table:table-cell>
          <table:table-cell table:number-columns-repeated="2"/>
          <table:table-cell office:value-type="string">
            <text:p>http://www.maytec.org/mainframe_e.ht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Toothed belts and pulleys</text:p>
          </table:table-cell>
          <table:table-cell/>
          <table:table-cell office:value-type="float" office:value="730">
            <text:p>730</text:p>
          </table:table-cell>
          <table:table-cell/>
          <table:table-cell office:value-type="string">
            <text:p>http://www.mobra.biz/sw/frontend/show.asp?parent=151030&amp;layout=0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Skins (1mm alu)</text:p>
          </table:table-cell>
          <table:table-cell table:formula="of:=7*163*1.25" office:value-type="float" office:value="1426.25">
            <text:p>1426.25</text:p>
          </table:table-cell>
          <table:table-cell table:number-columns-repeated="2"/>
          <table:table-cell office:value-type="string">
            <text:p>Sanistå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ools</text:p>
          </table:table-cell>
          <table:table-cell office:value-type="string">
            <text:p>Lathe tools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Misc tools (HN 2011.11.08)</text:p>
          </table:table-cell>
          <table:table-cell/>
          <table:table-cell office:value-type="float" office:value="804.5">
            <text:p>804.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LPC1769 proto boards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ff</text:p>
          </table:table-cell>
          <table:table-cell office:value-type="string">
            <text:p>http://www.embeddedartists.com/products/lpcxpresso/lpc1769_xpr.php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Small plate bending brake</text:p>
          </table:table-cell>
          <table:table-cell/>
          <table:table-cell office:value-type="float" office:value="320">
            <text:p>320</text:p>
          </table:table-cell>
          <table:table-cell office:value-type="string">
            <text:p>ff</text:p>
          </table:table-cell>
          <table:table-cell office:value-type="string">
            <text:p>http://www.warco.co.uk/box-pan-folders-sheet-metal-machinery-benders/89-vice-brake.htm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lectronics</text:p>
          </table:table-cell>
          <table:table-cell office:value-type="string">
            <text:p>ATmega328 + drv8811</text:p>
          </table:table-cell>
          <table:table-cell/>
          <table:table-cell office:value-type="float" office:value="618">
            <text:p>61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Steppers x 3</text:p>
          </table:table-cell>
          <table:table-cell/>
          <table:table-cell office:value-type="float" office:value="460">
            <text:p>460</text:p>
          </table:table-cell>
          <table:table-cell office:value-type="string">
            <text:p>ff</text:p>
          </table:table-cell>
          <table:table-cell office:value-type="string">
            <text:p>Brix fandt dem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formula="of:=SUM([.D2:.D33])" office:value-type="float" office:value="5764.5">
            <text:p>5764.5</text:p>
          </table:table-cell>
          <table:table-cell table:formula="of:=SUM([.E2:.E33])" office:value-type="float" office:value="14025.5">
            <text:p>14025.5</text:p>
          </table:table-cell>
          <table:table-cell table:style-name="ce1" table:formula="of:=[.D34]+[.E34]" office:value-type="float" office:value="19790">
            <text:p>19790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1">11/11/2011</text:date>, <text:time>11:1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5:58:58</meta:creation-date>
    <dc:date>2011-11-11T11:10:11</dc:date>
    <meta:editing-duration>PT8H56M53S</meta:editing-duration>
    <meta:editing-cycles>12</meta:editing-cycles>
    <meta:generator>LibreOffice/3.4$Unix LibreOffice_project/340m1$Build-302</meta:generator>
    <meta:document-statistic meta:table-count="3" meta:cell-count="116" meta:object-count="0"/>
  </office:meta>
</office:document-meta>
</file>